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fff5" officeooo:paragraph-rsid="0012f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tensorflowkorea.gitbooks.io/tensorflow-kr/content/g3doc/get_started/os_setup.html" text:style-name="Internet_20_link" text:visited-style-name="Visited_20_Internet_20_Link">https://tensorflowkorea.gitbooks.io/tensorflow-kr/content/g3doc/get_started/os_setup.html</text:a></text:p>
      <text:p text:style-name="Standard"/>
      <text:p text:style-name="Standard"/>
      <text:p text:style-name="P1">To activate this environment, use</text:p>
      <text:p text:style-name="P1">#</text:p>
      <text:p text:style-name="P1"># <text:s text:c="4"/>$ conda activate tensorflow</text:p>
      <text:p text:style-name="P1">#</text:p>
      <text:p text:style-name="P1"># To deactivate an active environment, use</text:p>
      <text:p text:style-name="P1">#</text:p>
      <text:p text:style-name="P1"># <text:s text:c="4"/>$ conda deactivat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34:33.366234105</meta:creation-date>
    <dc:date>2019-07-09T13:45:30.702305743</dc:date>
    <meta:editing-duration>PT1H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5" meta:character-count="224" meta:non-whitespace-character-count="199"/>
  </office:meta>
</office:document-meta>
</file>